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3900000258E0000234C15C98175.svm"/>
  <manifest:file-entry manifest:media-type="" manifest:full-path="Pictures/200004B20000255700002346E54F5FE8.svm"/>
  <manifest:file-entry manifest:media-type="" manifest:full-path="Pictures/200005340000255900002328091F16CA.svm"/>
  <manifest:file-entry manifest:media-type="" manifest:full-path="Pictures/2000039B0000255700002345DEF9AC18.svm"/>
  <manifest:file-entry manifest:media-type="" manifest:full-path="Pictures/200004990000258E0000234C87544E5A.svm"/>
  <manifest:file-entry manifest:media-type="" manifest:full-path="Pictures/20000384000025550000234DC966856C.svm"/>
  <manifest:file-entry manifest:media-type="" manifest:full-path="Pictures/200005A60000254500002328D65AC47E.svm"/>
  <manifest:file-entry manifest:media-type="" manifest:full-path="Pictures/200003D10000255C0000232855382D84.svm"/>
  <manifest:file-entry manifest:media-type="" manifest:full-path="Pictures/2000035C000025590000232828FA6971.svm"/>
  <manifest:file-entry manifest:media-type="" manifest:full-path="Pictures/200003F70000255C00002328C923845B.svm"/>
  <manifest:file-entry manifest:media-type="" manifest:full-path="Pictures/2000049000002556000023470F508FB5.svm"/>
  <manifest:file-entry manifest:media-type="" manifest:full-path="Pictures/2000056B000025450000232864C84C0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as-char" svg:width="9.559cm" svg:height="9.029cm" draw:z-index="0"><draw:image xlink:href="Pictures/2000039B0000255700002345DEF9AC18.svm" xlink:type="simple" xlink:show="embed" xlink:actuate="onLoad"/></draw:frame></text:p>
      <text:p text:style-name="Standard"/>
      <text:p text:style-name="Standard"><draw:frame draw:style-name="fr1" draw:name="figuras2" text:anchor-type="as-char" svg:width="9.559cm" svg:height="9.031cm" draw:z-index="1"><draw:image xlink:href="Pictures/2000049000002556000023470F508FB5.svm" xlink:type="simple" xlink:show="embed" xlink:actuate="onLoad"/></draw:frame></text:p>
      <text:p text:style-name="Standard"><text:soft-page-break/><draw:frame draw:style-name="fr1" draw:name="figuras3" text:anchor-type="as-char" svg:width="9.557cm" svg:height="9.036cm" draw:z-index="2"><draw:image xlink:href="Pictures/20000384000025550000234DC966856C.svm" xlink:type="simple" xlink:show="embed" xlink:actuate="onLoad"/></draw:frame></text:p>
      <text:p text:style-name="Standard"/>
      <text:p text:style-name="Standard"><draw:frame draw:style-name="fr1" draw:name="figuras4" text:anchor-type="as-char" svg:width="9.559cm" svg:height="9.029cm" draw:z-index="3"><draw:image xlink:href="Pictures/200004B20000255700002346E54F5FE8.svm" xlink:type="simple" xlink:show="embed" xlink:actuate="onLoad"/></draw:frame></text:p>
      <text:p text:style-name="Standard"><text:soft-page-break/><draw:frame draw:style-name="fr1" draw:name="figuras5" text:anchor-type="as-char" svg:width="9.613cm" svg:height="9.036cm" draw:z-index="4"><draw:image xlink:href="Pictures/200003900000258E0000234C15C98175.svm" xlink:type="simple" xlink:show="embed" xlink:actuate="onLoad"/></draw:frame></text:p>
      <text:p text:style-name="Standard"/>
      <text:p text:style-name="Standard"><draw:frame draw:style-name="fr1" draw:name="figuras6" text:anchor-type="as-char" svg:width="9.613cm" svg:height="9.036cm" draw:z-index="5"><draw:image xlink:href="Pictures/200004990000258E0000234C87544E5A.svm" xlink:type="simple" xlink:show="embed" xlink:actuate="onLoad"/></draw:frame></text:p>
      <text:p text:style-name="P1"/>
      <text:p text:style-name="Standard"/>
      <text:p text:style-name="P1"><text:soft-page-break/><draw:frame draw:style-name="fr1" draw:name="figuras7" text:anchor-type="as-char" svg:width="9.56cm" svg:height="8.999cm" draw:z-index="6"><draw:image xlink:href="Pictures/2000035C000025590000232828FA6971.svm" xlink:type="simple" xlink:show="embed" xlink:actuate="onLoad"/></draw:frame></text:p>
      <text:p text:style-name="P1"/>
      <text:p text:style-name="P1"><draw:frame draw:style-name="fr1" draw:name="figuras8" text:anchor-type="as-char" svg:width="9.56cm" svg:height="8.999cm" draw:z-index="7"><draw:image xlink:href="Pictures/200005340000255900002328091F16CA.svm" xlink:type="simple" xlink:show="embed" xlink:actuate="onLoad"/></draw:frame><text:soft-page-break/><draw:frame draw:style-name="fr1" draw:name="figuras9" text:anchor-type="as-char" svg:width="9.564cm" svg:height="8.999cm" draw:z-index="8"><draw:image xlink:href="Pictures/200003F70000255C00002328C923845B.svm" xlink:type="simple" xlink:show="embed" xlink:actuate="onLoad"/></draw:frame></text:p>
      <text:p text:style-name="P1"><draw:frame draw:style-name="fr1" draw:name="figuras12" text:anchor-type="as-char" svg:width="9.564cm" svg:height="8.999cm" draw:z-index="11"><draw:image xlink:href="Pictures/200003D10000255C0000232855382D84.svm" xlink:type="simple" xlink:show="embed" xlink:actuate="onLoad"/></draw:frame></text:p>
      <text:p text:style-name="P1"/>
      <text:p text:style-name="P1"><text:soft-page-break/><draw:frame draw:style-name="fr1" draw:name="figuras10" text:anchor-type="as-char" svg:width="9.541cm" svg:height="8.999cm" draw:z-index="9"><draw:image xlink:href="Pictures/2000056B000025450000232864C84C0D.svm" xlink:type="simple" xlink:show="embed" xlink:actuate="onLoad"/></draw:frame><draw:frame draw:style-name="fr1" draw:name="figuras11" text:anchor-type="as-char" svg:width="9.541cm" svg:height="8.999cm" draw:z-index="10"><draw:image xlink:href="Pictures/200005A60000254500002328D65AC47E.svm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1:16:21.81</meta:creation-date>
    <dc:date>2012-04-30T01:10:57.07</dc:date>
    <meta:editing-duration>PT8M36S</meta:editing-duration>
    <meta:editing-cycles>3</meta:editing-cycles>
    <meta:generator>LibreOffice/3.5$Windows_x86 LibreOffice_project/dc9775d-05ecbee-0851ad3-1586698-727bf66</meta:generator>
    <meta:document-statistic meta:table-count="0" meta:image-count="12" meta:object-count="0" meta:page-count="6" meta:paragraph-count="10" meta:word-count="0" meta:character-count="12" meta:non-whitespace-character-count="0"/>
  </office:meta>
</office:document-meta>
</file>